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979cm" style:rel-column-width="555*"/>
    </style:style>
    <style:style style:name="Tabelle1.B" style:family="table-column">
      <style:table-column-properties style:column-width="3.387cm" style:rel-column-width="1920*"/>
    </style:style>
    <style:style style:name="Tabelle1.C" style:family="table-column">
      <style:table-column-properties style:column-width="2.884cm" style:rel-column-width="1635*"/>
    </style:style>
    <style:style style:name="Tabelle1.D" style:family="table-column">
      <style:table-column-properties style:column-width="9.749cm" style:rel-column-width="55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h text:style-name="Heading_20_1" text:outline-level="1">References</text:h>
      <text:p text:style-name="Text_20_body">References are marked with [ ]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ID</text:p>
          </table:table-cell>
          <table:table-cell table:style-name="Tabelle1.A1" office:value-type="string">
            <text:p text:style-name="P3">Author</text:p>
          </table:table-cell>
          <table:table-cell table:style-name="Tabelle1.A1" office:value-type="string">
            <text:p text:style-name="P3">Title</text:p>
          </table:table-cell>
          <table:table-cell table:style-name="Tabelle1.D1" office:value-type="string">
            <text:p text:style-name="P3">Year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Robert C. Martin</text:p>
          </table:table-cell>
          <table:table-cell table:style-name="Tabelle1.B2" office:value-type="string">
            <text:p text:style-name="Table_20_Contents">Clean Code</text:p>
          </table:table-cell>
          <table:table-cell table:style-name="Tabel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Heading_20_2" text:outline-level="2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Heading_20_2" text:outline-level="2">Use Intention-Revealing Names</text:h>
      <text:p text:style-name="Text_20_body">[1, Chapter 2, Subchapter: Use Intention-Revealing Names]</text:p>
      <text:p text:style-name="Text_20_body">The name of a variable, function, class, ... should answer the big questions:</text:p>
      <text:list xml:id="list8385890626294196975" text:style-name="L1">
        <text:list-item>
          <text:p text:style-name="P1">Why does it exist?</text:p>
        </text:list-item>
        <text:list-item>
          <text:p text:style-name="P1">What does it do?</text:p>
        </text:list-item>
        <text:list-item>
          <text:p text:style-name="P1">How is it used?</text:p>
        </text:list-item>
        <text:list-item>
          <text:p text:style-name="P1">...</text:p>
        </text:list-item>
      </text:list>
      <text:p text:style-name="Text_20_body">Counting-variables e.g. like in for-loops are allowed to be short like n, i, ... if the loop doesn't contain nested loops.</text:p>
      <text:h text:style-name="Heading_20_2" text:outline-level="2">Avoid Disinformation</text:h>
      <text:p text:style-name="Text_20_body">[1, Chapter 2, Subchapter: Avoid Disinformation]</text:p>
      <text:list xml:id="list4119027893959260616" text:style-name="L2">
        <text:list-item>
          <text:p text:style-name="P2">Example: Don't call a variable sin as there may also be a library-function with the same name.</text:p>
        </text:list-item>
        <text:list-item>
          <text:p text:style-name="P2"><text:s/>Example: Call a grouping of accounts only simply accounts and not accountList or accountArray or ...</text:p>
        </text:list-item>
        <text:list-item>
          <text:p text:style-name="P2"/>
        </text:list-item>
      </text:list>
      <text:h text:style-name="Heading_20_1" text:outline-level="1"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3M25S</meta:editing-duration>
    <meta:editing-cycles>16</meta:editing-cycles>
    <meta:generator>OpenOffice/4.1.5$Win32 OpenOffice.org_project/415m1$Build-9789</meta:generator>
    <dc:date>2019-08-03T14:54:25.34</dc:date>
    <meta:document-statistic meta:table-count="1" meta:image-count="0" meta:object-count="0" meta:page-count="1" meta:paragraph-count="31" meta:word-count="208" meta:character-count="1161"/>
    <meta:user-defined meta:name="Info 1"/>
    <meta:user-defined meta:name="Info 2"/>
    <meta:user-defined meta:name="Info 3"/>
    <meta:user-defined meta:name="Info 4"/>
  </office:meta>
</office:document-meta>
</file>